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F0000008C2B586F342AE4C51E.png" manifest:media-type="image/png"/>
  <manifest:file-entry manifest:full-path="Pictures/10000201000002C60000003877B61C5E95CA26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7cm" svg:height="1.341cm" draw:z-index="0"><draw:image xlink:href="Pictures/10000201000002C60000003877B61C5E95CA2613.png" xlink:type="simple" xlink:show="embed" xlink:actuate="onLoad" loext:mime-type="image/png"/></draw:frame>.</text:p>
      <text:p text:style-name="Standard"><draw:frame draw:style-name="fr1" draw:name="Figura2" text:anchor-type="char" svg:width="9.71cm" svg:height="3.704cm" draw:z-index="1"><draw:image xlink:href="Pictures/100002010000016F0000008C2B586F342AE4C51E.png" xlink:type="simple" xlink:show="embed" xlink:actuate="onLoad" loext:mime-type="image/png"/></draw:fram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.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11:52:04.531849820</meta:creation-date>
    <dc:date>2021-01-06T14:57:45.064173700</dc:date>
    <meta:editing-duration>PT2H17M2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4" meta:word-count="3" meta:character-count="4" meta:non-whitespace-character-count="3"/>
  </office:meta>
</office:document-meta>
</file>